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4cm" fo:min-width="4.16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4cm" fo:min-width="6.70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78cm" fo:min-width="1.198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3.3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5.228cm"/>
    </style:style>
    <style:style style:name="gr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74cm" fo:min-width="4.31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74cm" fo:min-width="5.01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6.6cm" svg:height="1.9cm" svg:x="14cm" svg:y="2.3cm">
          <text:p text:style-name="P1">Lagerverwalt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2cm" svg:height="3.5cm" svg:x="33.8cm" svg:y="1cm">
          <text:p text:style-name="P3">Kondition:</text:p>
          <text:p text:style-name="P3"><text:s text:c="2"/></text:p>
          <text:p text:style-name="P3">Extension Points:</text:p>
          <text:p text:style-name="P3"><text:s text:c="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1" draw:id="id1" draw:layer="layout" svg:width="2.4cm" svg:height="2.3cm" svg:x="2.6cm" svg:y="2.1cm">
          <text:p text:style-name="P1"/>
          <text:p text:style-name="P1"/>
          <text:p text:style-name="P1"/>
          <text:p text:style-name="P1"/>
          <text:p text:style-name="P1"/>
          <text:p text:style-name="P1">Mitarbeit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5" draw:layer="layout" draw:type="line" svg:x1="5cm" svg:y1="3.25cm" svg:x2="14cm" svg:y2="3.25cm" draw:start-shape="id1" draw:start-glue-point="10" draw:end-shape="id2" draw:end-glue-point="6" svg:d="M5000 3250h9000" svg:viewBox="0 0 9001 1">
          <text:p/>
        </draw:connector>
        <draw:custom-shape draw:style-name="gr3" draw:text-style-name="P2" xml:id="id6" draw:id="id6" draw:layer="layout" svg:width="2.4cm" svg:height="2.3cm" svg:x="2.6cm" svg:y="10.1cm">
          <text:p text:style-name="P1"/>
          <text:p text:style-name="P1"/>
          <text:p text:style-name="P1"/>
          <text:p text:style-name="P1"/>
          <text:p text:style-name="P1"/>
          <text:p text:style-name="P1">Chef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2" xml:id="id3" draw:id="id3" draw:layer="layout" svg:width="2.4cm" svg:height="2.3cm" svg:x="2.6cm" svg:y="15cm">
          <text:p text:style-name="P1"/>
          <text:p text:style-name="P1"/>
          <text:p text:style-name="P1"/>
          <text:p text:style-name="P1"/>
          <text:p text:style-name="P1"/>
          <text:p text:style-name="P1">Administrat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xml:id="id7" draw:id="id7" draw:layer="layout" svg:width="5.5cm" svg:height="1.3cm" svg:x="14.8cm" svg:y="7.5cm">
          <text:p text:style-name="P1">Buchfüh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8.1cm" svg:height="1.6cm" svg:x="14.7cm" svg:y="12.9cm">
          <text:p text:style-name="P1">Mitarbeiterverwalt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8.1cm" svg:height="1.6cm" svg:x="14.7cm" svg:y="17cm">
          <text:p text:style-name="P1">Benutzerverwalt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5cm" svg:y1="16.15cm" svg:x2="14.7cm" svg:y2="17.8cm" draw:start-shape="id3" draw:start-glue-point="10" draw:end-shape="id4" draw:end-glue-point="6" svg:d="M5000 16150h5180v1650h4520" svg:viewBox="0 0 9701 1651">
          <text:p/>
        </draw:connector>
        <draw:connector draw:style-name="gr4" draw:text-style-name="P5" draw:layer="layout" svg:x1="5cm" svg:y1="16.15cm" svg:x2="14.7cm" svg:y2="13.7cm" draw:start-shape="id3" draw:start-glue-point="10" draw:end-shape="id5" draw:end-glue-point="6" svg:d="M5000 16150h5180v-2450h4520" svg:viewBox="0 0 9701 2451">
          <text:p/>
        </draw:connector>
        <draw:connector draw:style-name="gr4" draw:text-style-name="P5" draw:layer="layout" svg:x1="5cm" svg:y1="11.25cm" svg:x2="14.7cm" svg:y2="13.7cm" draw:start-shape="id6" draw:start-glue-point="10" draw:end-shape="id5" draw:end-glue-point="6" svg:d="M5000 11250h4850v2450h4850" svg:viewBox="0 0 9701 2451">
          <text:p/>
        </draw:connector>
        <draw:connector draw:style-name="gr4" draw:text-style-name="P5" draw:layer="layout" svg:x1="5cm" svg:y1="3.25cm" svg:x2="14.8cm" svg:y2="8.15cm" draw:start-shape="id1" draw:start-glue-point="10" draw:end-shape="id7" draw:end-glue-point="6" svg:d="M5000 3250h5044v4900h4756" svg:viewBox="0 0 9801 4901">
          <text:p/>
        </draw:connector>
        <draw:custom-shape draw:style-name="gr7" draw:text-style-name="P2" xml:id="id8" draw:id="id8" draw:layer="layout" svg:width="6.8cm" svg:height="1.4cm" svg:x="23.9cm" svg:y="2.6cm">
          <text:p text:style-name="P1">Lagervisualisie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20.6cm" svg:y1="3.25cm" svg:x2="23.9cm" svg:y2="3.3cm" draw:start-shape="id2" draw:start-glue-point="10" draw:end-shape="id8" draw:end-glue-point="6" svg:d="M20600 3250l3300 50" svg:viewBox="0 0 3301 51">
          <text:p text:style-name="P1">includes</text:p>
          <text:p text:style-name="P1"/>
          <text:p text:style-name="P1"/>
        </draw:connector>
        <draw:custom-shape draw:style-name="gr9" draw:text-style-name="P2" xml:id="id9" draw:id="id9" draw:layer="layout" svg:width="7.8cm" svg:height="1.4cm" svg:x="24cm" svg:y="7.4cm">
          <text:p text:style-name="P1">Einfache Buchfüh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20.3cm" svg:y1="8.15cm" svg:x2="24cm" svg:y2="8.1cm" draw:start-shape="id7" draw:start-glue-point="10" draw:end-shape="id9" draw:end-glue-point="6" svg:d="M20300 8150l3700-50" svg:viewBox="0 0 3701 51">
          <text:p text:style-name="P1">includes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09:10:14.326000000</meta:creation-date>
    <dc:date>2019-05-09T08:50:02.356000000</dc:date>
    <meta:editing-duration>PT4M56S</meta:editing-duration>
    <meta:editing-cycles>2</meta:editing-cycles>
    <meta:generator>LibreOffice/6.2.3.2$Windows_X86_64 LibreOffice_project/aecc05fe267cc68dde00352a451aa867b3b546ac</meta:generator>
    <meta:document-statistic meta:object-count="17"/>
  </office:meta>
</office:document-meta>
</file>